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9bb9" officeooo:paragraph-rsid="000c9bb9"/>
    </style:style>
    <style:style style:name="P2" style:family="paragraph" style:parent-style-name="Standard">
      <style:text-properties officeooo:rsid="000d01f0" officeooo:paragraph-rsid="000d01f0"/>
    </style:style>
    <style:style style:name="P3" style:family="paragraph" style:parent-style-name="Standard">
      <style:text-properties officeooo:rsid="000fa721" officeooo:paragraph-rsid="000fa721"/>
    </style:style>
    <style:style style:name="P4" style:family="paragraph" style:parent-style-name="Standard">
      <style:text-properties officeooo:rsid="000fa721" officeooo:paragraph-rsid="00124b18"/>
    </style:style>
    <style:style style:name="P5" style:family="paragraph" style:parent-style-name="Standard">
      <style:text-properties officeooo:rsid="0016005a" officeooo:paragraph-rsid="0016005a"/>
    </style:style>
    <style:style style:name="T1" style:family="text">
      <style:text-properties officeooo:rsid="000d01f0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d7050" style:font-style-asian="normal" style:font-style-complex="normal"/>
    </style:style>
    <style:style style:name="T4" style:family="text">
      <style:text-properties fo:font-style="normal" officeooo:rsid="000f22c1" style:font-style-asian="normal" style:font-style-complex="normal"/>
    </style:style>
    <style:style style:name="T5" style:family="text">
      <style:text-properties fo:font-style="normal" officeooo:rsid="000fa721" style:font-style-asian="normal" style:font-style-complex="normal"/>
    </style:style>
    <style:style style:name="T6" style:family="text">
      <style:text-properties fo:font-style="normal" officeooo:rsid="0010ed47" style:font-style-asian="normal" style:font-style-complex="normal"/>
    </style:style>
    <style:style style:name="T7" style:family="text">
      <style:text-properties fo:font-style="normal" officeooo:rsid="00124b18" style:font-style-asian="normal" style:font-style-complex="normal"/>
    </style:style>
    <style:style style:name="T8" style:family="text">
      <style:text-properties fo:font-style="normal" officeooo:rsid="00143831" style:font-style-asian="normal" style:font-style-complex="normal"/>
    </style:style>
    <style:style style:name="T9" style:family="text">
      <style:text-properties fo:font-style="normal" officeooo:rsid="0016005a" style:font-style-asian="normal" style:font-style-complex="normal"/>
    </style:style>
    <style:style style:name="T10" style:family="text">
      <style:text-properties fo:font-style="normal" officeooo:rsid="0018f578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) <text:span text:style-name="T1">El reservar una ip fija para una máquina concreta puede ser de utilidad a la hora de necesitar trabajar mediante un acceso remoto como una VPN o un servicio similar.</text:span></text:p>
      <text:p text:style-name="P2">Para realizarlo el Ubuntu mediante la terminal tendremos que seguir los siguientes pasos:</text:p>
      <text:p text:style-name="P2">- Comprobamos las interfaces de red con “ifconfig -a”.</text:p>
      <text:p text:style-name="P2">- Editamos el archivo de configuración de las interfaces de red con “sudo gedit <text:span text:style-name="T2">/etc/network/interfaces”. Dentro de este fichero configuramos la interfaz de red (por ejemplo, la eth0) de la siguiente forma:</text:span></text:p>
      <text:p text:style-name="P2"><text:span text:style-name="T2"><text:tab/>iface eth</text:span><text:span text:style-name="T5">1</text:span><text:span text:style-name="T2"> inet static</text:span></text:p>
      <text:p text:style-name="P2"><text:span text:style-name="T2"><text:tab/>address 192.168.1.50 → Dirección IP que queremos fijar a la máquina.</text:span></text:p>
      <text:p text:style-name="P2"><text:span text:style-name="T2"><text:tab/>netmask 255.255.255.0 → Máscara de subred.</text:span></text:p>
      <text:p text:style-name="P2"><text:span text:style-name="T2"><text:tab/>network 192.168.1.0 → Red a la que pertenece la IP.</text:span></text:p>
      <text:p text:style-name="P2"><text:span text:style-name="T2"><text:tab/>broadcast 192.168.1.255 → Dirección IP de broadcast.</text:span></text:p>
      <text:p text:style-name="P2"><text:span text:style-name="T2"><text:tab/>gateway 192.168.1.1 → Puerta de enlace predeterminada de la red.</text:span></text:p>
      <text:p text:style-name="P2"><text:span text:style-name="T2">- </text:span><text:span text:style-name="T3">Por último, reiniciamos las interfaces de red </text:span><text:span text:style-name="T4">con “sudo /etc/init.d/networking restart”.</text:span></text:p>
      <text:p text:style-name="P2"><text:span text:style-name="T4"/></text:p>
      <text:p text:style-name="P3"><text:span text:style-name="T4">2.</text:span><text:span text:style-name="T2">) Para integrar un servidor DHCP con un servidor DNS </text:span><text:span text:style-name="T7">que tengamos previamente configurado </text:span><text:span text:style-name="T8">y funcionando</text:span><text:span text:style-name="T7">, </text:span><text:span text:style-name="T2">tendremos que seguir los siguientes pasos:</text:span></text:p>
      <text:p text:style-name="P3"><text:span text:style-name="T2">- Editamos el archivo de configuración dhcp con “sudo gedit /etc/dhcp/dhcpd.conf” añadiendo las siguientes opciones:</text:span></text:p>
      <text:p text:style-name="P3"><text:span text:style-name="T2"><text:tab/>ddns-updates on; →</text:span><text:span text:style-name="T6"> Activa el soporte DNS dinámico.</text:span></text:p>
      <text:p text:style-name="P3"><text:span text:style-name="T2"><text:tab/>ddns-domainname “red-local.net”; →</text:span><text:span text:style-name="T6"> Nombre de dominio de la red local.</text:span></text:p>
      <text:p text:style-name="P3"><text:span text:style-name="T2"><text:tab/>ddns-rev-domainname “</text:span><text:span text:style-name="T6">in-addr.arpa.</text:span><text:span text:style-name="T2">”; →</text:span><text:span text:style-name="T6"> No importa de qué segmento de red se trate.</text:span></text:p>
      <text:p text:style-name="P3"><text:span text:style-name="T2"><text:tab/></text:span><text:span text:style-name="T6">update-statics-leases on; → Permite a los anfitriones con IP fija actualizar su nombre si se realiza un cambio.</text:span></text:p>
      <text:p text:style-name="P3"><text:span text:style-name="T6"><text:tab/></text:span><text:span text:style-name="T7">include “/etc/rndc.key”; → Incluimos la misma firma digital de la configuración del DNS.</text:span></text:p>
      <text:p text:style-name="P3"><text:span text:style-name="T7"><text:tab/>#Definimos las zonas de localhost, zona de re-envío y zona de resolución inversa del DNS.</text:span></text:p>
      <text:p text:style-name="P4"><text:span text:style-name="T7"><text:tab/>zone localdomain. {</text:span></text:p>
      <text:p text:style-name="P4"><text:span text:style-name="T7"><text:tab/><text:tab/>primary 127.0.0.1;</text:span></text:p>
      <text:p text:style-name="P4"><text:span text:style-name="T7"><text:tab/><text:tab/>key rndc-key;</text:span></text:p>
      <text:p text:style-name="P4"><text:span text:style-name="T7"><text:tab/>}</text:span></text:p>
      <text:p text:style-name="P4"><text:span text:style-name="T7"><text:tab/>zone 1</text:span><text:span text:style-name="T9">92.168.1.</text:span><text:span text:style-name="T7">in-addr-arpa.{</text:span></text:p>
      <text:p text:style-name="P4"><text:span text:style-name="T7"><text:tab/><text:tab/>primary 127.0.0.1;</text:span></text:p>
      <text:p text:style-name="P4"><text:span text:style-name="T7"><text:tab/><text:tab/>key rndc-key;</text:span></text:p>
      <text:p text:style-name="P4"><text:span text:style-name="T7"><text:tab/>}</text:span></text:p>
      <text:p text:style-name="P4"><text:span text:style-name="T7"><text:tab/>zone red-local.net. {</text:span></text:p>
      <text:p text:style-name="P4"><text:span text:style-name="T7"><text:tab/><text:tab/>prymary 127.0.0.1;</text:span></text:p>
      <text:p text:style-name="P4"><text:span text:style-name="T7"><text:tab/><text:tab/>key rndc-key;</text:span></text:p>
      <text:p text:style-name="P4"><text:span text:style-name="T7"><text:tab/>}</text:span></text:p>
      <text:p text:style-name="P4"><text:span text:style-name="T7"/></text:p>
      <text:p text:style-name="P5"><text:span text:style-name="T7">3.</text:span><text:span text:style-name="T2">) </text:span><text:span text:style-name="T10">Dentro del mismo archivo de configuración podemos incluir los dos pool diferentes de la siguiente forma:</text:span></text:p>
      <text:p text:style-name="P5"><text:span text:style-name="T10"><text:tab/>subnet 192.168.1.0 netmask 255.255.255.0 {</text:span></text:p>
      <text:p text:style-name="P5"><text:span text:style-name="T10"><text:tab/><text:tab/>pool { #corporativos</text:span></text:p>
      <text:p text:style-name="P5"><text:span text:style-name="T10"><text:tab/><text:tab/><text:tab/>range 192.168.1.20 192.168.1. 200;</text:span></text:p>
      <text:p text:style-name="P5"><text:span text:style-name="T10"><text:tab/><text:tab/><text:tab/>deny unknown-clients;</text:span></text:p>
      <text:p text:style-name="P5"><text:span text:style-name="T10"/></text:p>
      <text:p text:style-name="P5"><text:span text:style-name="T10"><text:tab/><text:tab/><text:tab/>host nombnre_host {</text:span></text:p>
      <text:p text:style-name="P5"><text:span text:style-name="T10"><text:tab/><text:tab/><text:tab/><text:tab/>hardware ethernet dir_mac;</text:span></text:p>
      <text:p text:style-name="P5"><text:span text:style-name="T10"><text:tab/><text:tab/><text:tab/><text:tab/>fixed-addrss nombre_host;</text:span></text:p>
      <text:p text:style-name="P5"><text:span text:style-name="T10"><text:tab/><text:tab/><text:tab/><text:tab/>option host-name “nombre_host”;</text:span></text:p>
      <text:p text:style-name="P5"><text:span text:style-name="T10"><text:tab/><text:tab/><text:tab/>}</text:span></text:p>
      <text:p text:style-name="P5"><text:span text:style-name="T10"><text:tab/><text:tab/>}</text:span></text:p>
      <text:p text:style-name="P5"><text:soft-page-break/><text:span text:style-name="T10"><text:tab/><text:tab/>pool { #invitados</text:span></text:p>
      <text:p text:style-name="P5"><text:span text:style-name="T10"><text:tab/><text:tab/><text:tab/>range 192.168.1.201 192.168.1.250;</text:span></text:p>
      <text:p text:style-name="P5"><text:span text:style-name="T10"><text:tab/><text:tab/><text:tab/>allow unknown-clients;</text:span></text:p>
      <text:p text:style-name="P5"><text:span text:style-name="T10"><text:tab/><text:tab/>}</text:span></text:p>
      <text:p text:style-name="P5"><text:span text:style-name="T10"><text:tab/>}</text:span></text:p>
      <text:p text:style-name="P5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6:40:03.686855450</meta:creation-date>
    <dc:date>2018-03-22T18:29:56.641423723</dc:date>
    <meta:editing-duration>PT1H38M18S</meta:editing-duration>
    <meta:editing-cycles>8</meta:editing-cycles>
    <meta:generator>LibreOffice/6.0.1.1$Linux_X86_64 LibreOffice_project/60bfb1526849283ce2491346ed2aa51c465abfe6</meta:generator>
    <meta:document-statistic meta:table-count="0" meta:image-count="0" meta:object-count="0" meta:page-count="2" meta:paragraph-count="47" meta:word-count="335" meta:character-count="2299" meta:non-whitespace-character-count="1941"/>
  </office:meta>
</office:document-meta>
</file>